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5d8e6" officeooo:paragraph-rsid="0015d8e6" style:font-size-asian="18pt" style:font-size-complex="18pt"/>
    </style:style>
    <style:style style:name="P2" style:family="paragraph" style:parent-style-name="Text_20_body">
      <style:text-properties fo:font-size="16pt" style:font-size-asian="14pt" style:font-size-complex="16pt"/>
    </style:style>
    <style:style style:name="T1" style:family="text">
      <style:text-properties officeooo:rsid="0015d8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软件自动化测试的发展历程：</text:p>
      <text:p text:style-name="P1"/>
      <text:p text:style-name="P2"><text:span text:style-name="T1">1．</text:span>简单的录制 回放<text:span text:style-name="T1">：</text:span>由工具录制并记录操作的过程和数据形成脚本 , 通过</text:p>
      <text:p text:style-name="P2">回放来重复人工操作的过程 。在这种模式下 , 数据和脚本混在一起 , 几</text:p>
      <text:p text:style-name="P2">乎一个测试用例对应一个脚本 , 维护成本很高 。而且即使界面的简单变</text:p>
      <text:p text:style-name="P2">化也需要重新录制 , 脚本可重复使用的效率低 。</text:p>
      <text:p text:style-name="P2"><text:span text:style-name="T1">２．</text:span>数据驱动<text:span text:style-name="T1">(data driven)</text:span>的自动化测试<text:span text:style-name="T1">：</text:span>从数据文件读取输入数据 , 通过</text:p>
      <text:p text:style-name="P2">变量的参数化 , 将测试数据传入测试脚本 , 不同的数据文件对应不同的</text:p>
      <text:p text:style-name="P2">测试用例 。在这种模式下 , 数据和脚本分离 , 脚本的利用率 、 可维护性</text:p>
      <text:p text:style-name="P2">大大提高 , 但受界面变化的影响仍然很大 。</text:p>
      <text:p text:style-name="P2"><text:span text:style-name="T1">３．</text:span>关键字驱动<text:span text:style-name="T1">(keyword driven)</text:span>的自动化测试<text:span text:style-name="T1">：</text:span>关键字驱动测试是数据驱</text:p>
      <text:p text:style-name="P2">动测试的一种改进类型 , 它将测试逻辑按照关键字进行分解 , 形成数据</text:p>
      <text:p text:style-name="P2">文件 , 关键字对应封装的业务逻辑 。主要关键字包括三类<text:span text:style-name="T1">：被</text:span>操作对象<text:span text:style-name="T1">(Item)、操作(Operation)</text:span>和值<text:span text:style-name="T1">(value)</text:span>, 用面向对象形式可将其表现为<text:span text:style-name="T1">Item.Operation(value)。</text:span>关键字驱动的主要思想是<text:span text:style-name="T1">：</text:span>脚本与数据分离 <text:span text:style-name="T1">、</text:span>界面元素名与测试内部对象名分离 、测试描述与具体实现细节分离 。</text:p>
      <text:p text:style-name="P2"/>
      <text:p text:style-name="P2"/>
      <text:p text:style-name="P2">Cucumber 是 在 RSpec 基 础 上 发 展 出 来 的 一 个BDD 框架, 提供一种基钰业务语言描述的测试用例写法, 通过将业务语言与自动化脚本映射进行自动化测试, 提供对需求覆盖的支持、 对数据驱动测试的支持等。 有较广泛的用户群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4:37:52.387744706</meta:creation-date>
    <dc:date>2018-04-04T13:57:33.707090768</dc:date>
    <meta:editing-duration>PT22H59M17S</meta:editing-duration>
    <meta:editing-cycles>1</meta:editing-cycles>
    <meta:document-statistic meta:table-count="0" meta:image-count="0" meta:object-count="0" meta:page-count="1" meta:paragraph-count="13" meta:word-count="494" meta:character-count="634" meta:non-whitespace-character-count="572"/>
    <meta:generator>LibreOffice/5.4.1.2$Linux_X86_64 LibreOffice_project/40m0$Build-2</meta:generator>
  </office:meta>
</office:document-meta>
</file>